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66ca" officeooo:paragraph-rsid="001566ca"/>
    </style:style>
    <style:style style:name="P2" style:family="paragraph" style:parent-style-name="Standard">
      <style:text-properties officeooo:rsid="0015ef2b" officeooo:paragraph-rsid="0015ef2b"/>
    </style:style>
    <style:style style:name="P3" style:family="paragraph" style:parent-style-name="Standard">
      <style:text-properties officeooo:rsid="0017360b" officeooo:paragraph-rsid="0017360b"/>
    </style:style>
    <style:style style:name="P4" style:family="paragraph" style:parent-style-name="Standard">
      <style:text-properties officeooo:rsid="0017ff2c" officeooo:paragraph-rsid="0017ff2c"/>
    </style:style>
    <style:style style:name="P5" style:family="paragraph" style:parent-style-name="Standard">
      <style:text-properties officeooo:rsid="0018bc2f" officeooo:paragraph-rsid="0018bc2f"/>
    </style:style>
    <style:style style:name="P6" style:family="paragraph" style:parent-style-name="Standard">
      <style:text-properties officeooo:rsid="0018bc2f" officeooo:paragraph-rsid="001a4638"/>
    </style:style>
    <style:style style:name="P7" style:family="paragraph" style:parent-style-name="Standard">
      <style:text-properties fo:font-weight="normal" officeooo:rsid="0018bc2f" officeooo:paragraph-rsid="001a4638" style:font-weight-asian="normal" style:font-weight-complex="normal"/>
    </style:style>
    <style:style style:name="P8" style:family="paragraph" style:parent-style-name="Standard">
      <style:text-properties fo:font-weight="normal" officeooo:rsid="001bbe58" officeooo:paragraph-rsid="001bbe58" style:font-weight-asian="normal" style:font-weight-complex="normal"/>
    </style:style>
    <style:style style:name="T1" style:family="text">
      <style:text-properties officeooo:rsid="0015b0b1"/>
    </style:style>
    <style:style style:name="T2" style:family="text">
      <style:text-properties officeooo:rsid="0015ef2b"/>
    </style:style>
    <style:style style:name="T3" style:family="text">
      <style:text-properties officeooo:rsid="0017360b"/>
    </style:style>
    <style:style style:name="T4" style:family="text">
      <style:text-properties officeooo:rsid="00191208"/>
    </style:style>
    <style:style style:name="T5" style:family="text">
      <style:text-properties fo:font-weight="bold" officeooo:rsid="00191208" style:font-weight-asian="bold" style:font-weight-complex="bold"/>
    </style:style>
    <style:style style:name="T6" style:family="text">
      <style:text-properties fo:font-weight="bold" officeooo:rsid="001a4638" style:font-weight-asian="bold" style:font-weight-complex="bold"/>
    </style:style>
    <style:style style:name="T7" style:family="text">
      <style:text-properties fo:font-weight="normal" officeooo:rsid="00191208" style:font-weight-asian="normal" style:font-weight-complex="normal"/>
    </style:style>
    <style:style style:name="T8" style:family="text">
      <style:text-properties fo:font-weight="normal" officeooo:rsid="001a463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.11.2016</text:p>
      <text:p text:style-name="P1">Ustalenia:</text:p>
      <text:p text:style-name="P1">- Projekt jest klientem OpenVPN, a nie serwerem</text:p>
      <text:p text:style-name="P1">- Projekt nie zakłada realizacji szyfrowania (nie zdążylibyśmy)</text:p>
      <text:p text:style-name="P1">- <text:span text:style-name="T1">Możemy skorzystać z megafunkcji (RAM i FIFO)</text:span></text:p>
      <text:p text:style-name="P1">- <text:span text:style-name="T2">Nie implementujemy CSMA/CD (zakładamy Full-Duplex)</text:span></text:p>
      <text:p text:style-name="P1"/>
      <text:p text:style-name="P1"/>
      <text:p text:style-name="P1">Działanie systemu wygląda następująco:</text:p>
      <text:p text:style-name="P1">Komputer, chcący się skomunikować z siecią, która jest za serwerem OpenVPN (może być firmowa sieć wewnętrzna, może być też internet), wysyła pakiet IPv6 na adres występujący w sieci, która jest za serwerem. Warunkiem powodzenia, jest ustawienie routingu na komputerze klienta, który odpowiednie pakiety prześle do klienta OpenVPN. <text:span text:style-name="T1">W kliencie pakiet jest enkapsulowany (może być uprzednio kompresowany i szyfrowany) w odpowiedni pakiet OpenVPN i wysyłany do serwera, który wykonuje dekapsulacje pakietu i puszcza wyciągnięty pakiet w świat.</text:span></text:p>
      <text:p text:style-name="P1"/>
      <text:p text:style-name="P2">Warstwa pierwsza jest realizowana przez zakupione układy LAN8720, komunikuje się z warstwą drugą przez interfejs RMII, który jest taktowany 50 Mhz. W jednym takcie przesyłane są 2 bity danych. <text:span text:style-name="T3">Sygnał DataValid i CarrierSense jest multipleksowany...wikipedia mówi, że zmiana (pokazywanego sygnału) następuje co 10 taktów zegara, jak jest w praktyce – nie wiadomo.</text:span></text:p>
      <text:p text:style-name="P2"/>
      <text:p text:style-name="P3">Na dropboxie umieszczona jest rzekoma nota katalogowa tego układu, niestety ciężko coś z niej wyciągnąć.</text:p>
      <text:p text:style-name="P3"/>
      <text:p text:style-name="P3"/>
      <text:p text:style-name="P4">Prace polegały na zaimplementowaniu warstwy drugiej.</text:p>
      <text:p text:style-name="P4">Warstwa MAC łączy się z zewnętrznymi układami korzystając z RMII (warstwa 1) i z dwóch kolejek FIFO (warstwa 3). Dwie kolejki FIFO są konieczne, gdyż MAC musi udostępniać wrastwom trzecim logiczny interfejs Full-Duplex nie zależnie od warunków.</text:p>
      <text:p text:style-name="P4"/>
      <text:p text:style-name="P5">MAC składa się z następujących modułów.</text:p>
      <text:p text:style-name="P5"/>
      <text:p text:style-name="P5">- 2 rejestry przesuwne od długości 4 bitów, do sklejania bitów w bajt</text:p>
      <text:p text:style-name="P5">- Moduł MDIO – służy do odczytania parametrów pracy warstwy pierwszej, jak również do ich ustawiania (czy to jest aby na pewno konieczne?)</text:p>
      <text:p text:style-name="P5">- Maszyna stanów RX – główne centrum dowodzenia jeśli chodzi o odbiór danych, cała praca odbiornika jest efektem odpowiedniego sterowania przez maszynę.</text:p>
      <text:p text:style-name="P5">- Liczniki maszyny stanów (osobny moduł, by nie zaśmiecać kodu) składa się z dwóch liczników:</text:p>
      <text:p text:style-name="P5"><text:tab/>-FrameCounter – dzięki niemu maszyna wie czy odbierane ramki mają odpowiedni rozmiar</text:p>
      <text:p text:style-name="P5"><text:tab/>przy okazji wskazuje też które pole danych jest aktualnie przetwarzane. Nie ma to <text:tab/>bezpośredniego wpływu na maszynę stanów, lecz na jeszcze mniejsze, lecz ważne <text:tab/>sprawdzarki adresów mac.</text:p>
      <text:p text:style-name="P5"/>
      <text:p text:style-name="P5"><text:tab/>-<text:span text:style-name="T4">IFGCounter – ten licznik ma sprawdzać czy jest zachowane 96 bitów ciszy w eterze.</text:span></text:p>
      <text:p text:style-name="P5"><text:tab/><text:span text:style-name="T5">Niestety z zaufanych źródeł wiem, że karty sieciowe wcale nie utrzymują ciszy na <text:tab/>wystarczająco długo. Być może będą pojawiać się problemy, warto mieć to na uwadze. <text:tab/></text:span><text:span text:style-name="T7">Warto stosować zasadę sformułowaną już przez programistów „Bądź surowy dla siebie i <text:tab/>tolerancyjny dla innych”.</text:span></text:p>
      <text:p text:style-name="P6"><text:span text:style-name="T7">- </text:span><text:span text:style-name="T8">CRC – moduł podobny w funkcjonalności do sprawdzarek MAC, jednak stwierdza czy ramka jest poprawna. Dzieje się to w taki sposób, że przetwarzane są kolejne bajty ramki (bez preambuły i sfd). Po przetworzeniu 4 bajtów FCS, wyjście CRC ma się ustawić na odpowiednią </text:span><text:span text:style-name="T6">magiczną </text:span><text:span text:style-name="T8">wartość, jednak w chwili pisania tej dokumentacji nie jest mi znana.</text:span></text:p>
      <text:p text:style-name="P6"><text:soft-page-break/><text:span text:style-name="T6">Bardzo ważna sprawa: Bity w FCS są odwrócone w każdym z 4 bajtów (kolejność bajtów jest zachowana).</text:span></text:p>
      <text:p text:style-name="P7"/>
      <text:p text:style-name="P8">Oprócz tego zostały zaimplementowane ogromne ilości wszelakich wspomagaczy przy debugowaniu, które normalnie nie są potrzebne.</text:p>
      <text:p text:style-name="P8"/>
      <text:p text:style-name="P8">Aktualnie pracujemy nad implementacją TX, która będzie podobna do RX, więc być może będzie prościej.</text:p>
      <text:p text:style-name="P8">Implementacja przewiduje:</text:p>
      <text:p text:style-name="P8">- maszynę stanów (pamiętać o paddingu, gdy dane są zbyt małe)</text:p>
      <text:p text:style-name="P8">- liczniki (FrameCounter nie będzie konieczny)</text:p>
      <text:p text:style-name="P8">- rejestry przesuwne analogiczne do tych w RX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1:26:28.973800242</meta:creation-date>
    <dc:date>2016-11-29T22:10:29.686278482</dc:date>
    <meta:editing-duration>PT44M</meta:editing-duration>
    <meta:editing-cycles>9</meta:editing-cycles>
    <meta:generator>LibreOffice/4.4.5.2$Linux_x86 LibreOffice_project/40m0$Build-2</meta:generator>
    <meta:document-statistic meta:table-count="0" meta:image-count="0" meta:object-count="0" meta:page-count="2" meta:paragraph-count="29" meta:word-count="519" meta:character-count="3534" meta:non-whitespace-character-count="3029"/>
  </office:meta>
</office:document-meta>
</file>